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MI10" svg:font-family="CMMI10"/>
    <style:font-face style:name="CMMI6" svg:font-family="CMMI6"/>
    <style:font-face style:name="CMSS10" svg:font-family="CMSS10"/>
    <style:font-face style:name="CMSS8" svg:font-family="CMSS8"/>
    <style:font-face style:name="CMSY10" svg:font-family="CMSY10"/>
    <style:font-face style:name="SFSS0600" svg:font-family="SFSS0600"/>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background-color="#ffffff"/>
    </style:style>
    <style:style style:name="P2" style:family="paragraph" style:parent-style-name="Text_20_body">
      <style:text-properties officeooo:rsid="00241d54" officeooo:paragraph-rsid="00241d54" fo:background-color="#ffffff"/>
    </style:style>
    <style:style style:name="P3" style:family="paragraph" style:parent-style-name="Text_20_body">
      <style:text-properties officeooo:paragraph-rsid="002508d0" fo:background-color="#ffffff"/>
    </style:style>
    <style:style style:name="P4" style:family="paragraph" style:parent-style-name="Text_20_body">
      <style:text-properties style:font-name="Liberation Serif" fo:font-size="12pt" officeooo:rsid="0025acfb" officeooo:paragraph-rsid="0025acfb" fo:background-color="#ffffff" style:font-size-asian="12pt" style:font-size-complex="12pt"/>
    </style:style>
    <style:style style:name="P5" style:family="paragraph" style:parent-style-name="Text_20_body">
      <style:text-properties style:font-name="Liberation Serif" fo:font-size="12pt" officeooo:paragraph-rsid="00266895" fo:background-color="#ffffff" style:font-size-asian="12pt" style:font-size-complex="12pt"/>
    </style:style>
    <style:style style:name="P6" style:family="paragraph" style:parent-style-name="Standard">
      <style:text-properties officeooo:rsid="00144801" officeooo:paragraph-rsid="00144801"/>
    </style:style>
    <style:style style:name="P7" style:family="paragraph" style:parent-style-name="Standard">
      <style:text-properties officeooo:rsid="001637d1" officeooo:paragraph-rsid="001637d1"/>
    </style:style>
    <style:style style:name="P8" style:family="paragraph" style:parent-style-name="Standard">
      <style:text-properties officeooo:rsid="0017ab8d" officeooo:paragraph-rsid="0017ab8d"/>
    </style:style>
    <style:style style:name="P9" style:family="paragraph" style:parent-style-name="Standard">
      <style:text-properties officeooo:rsid="001b8287" officeooo:paragraph-rsid="001b8287"/>
    </style:style>
    <style:style style:name="P10" style:family="paragraph" style:parent-style-name="Standard">
      <style:text-properties officeooo:rsid="001c1280" officeooo:paragraph-rsid="001c1280"/>
    </style:style>
    <style:style style:name="P11" style:family="paragraph" style:parent-style-name="Standard">
      <style:text-properties officeooo:rsid="001edb07" officeooo:paragraph-rsid="001edb07"/>
    </style:style>
    <style:style style:name="P12" style:family="paragraph" style:parent-style-name="Standard">
      <style:text-properties officeooo:rsid="0020b306" officeooo:paragraph-rsid="0020b306"/>
    </style:style>
    <style:style style:name="P13" style:family="paragraph" style:parent-style-name="Standard">
      <style:text-properties officeooo:rsid="002228de" officeooo:paragraph-rsid="002228de"/>
    </style:style>
    <style:style style:name="P14" style:family="paragraph" style:parent-style-name="Standard">
      <style:text-properties officeooo:rsid="00241d54" officeooo:paragraph-rsid="00241d54"/>
    </style:style>
    <style:style style:name="P15" style:family="paragraph" style:parent-style-name="Standard">
      <style:text-properties officeooo:rsid="0025acfb" officeooo:paragraph-rsid="0025acfb"/>
    </style:style>
    <style:style style:name="T1" style:family="text">
      <style:text-properties officeooo:rsid="001b1de9"/>
    </style:style>
    <style:style style:name="T2" style:family="text">
      <style:text-properties officeooo:rsid="001db853"/>
    </style:style>
    <style:style style:name="T3" style:family="text">
      <style:text-properties fo:color="#bf003f" style:font-name="CMSS8" fo:font-size="6pt"/>
    </style:style>
    <style:style style:name="T4" style:family="text">
      <style:text-properties style:font-name="CMSS8" fo:font-size="6pt"/>
    </style:style>
    <style:style style:name="T5" style:family="text">
      <style:text-properties style:font-name="SFSS0600" fo:font-size="6pt"/>
    </style:style>
    <style:style style:name="T6" style:family="text">
      <style:text-properties style:font-name="CMMI6" fo:font-size="6pt"/>
    </style:style>
    <style:style style:name="T7" style:family="text">
      <style:text-properties fo:color="#0000ff"/>
    </style:style>
    <style:style style:name="T8" style:family="text">
      <style:text-properties fo:color="#0000ff" style:font-name="CMSS8" fo:font-size="6pt"/>
    </style:style>
    <style:style style:name="T9" style:family="text">
      <style:text-properties style:font-name="CMMI10" fo:font-size="10pt"/>
    </style:style>
    <style:style style:name="T10" style:family="text">
      <style:text-properties fo:font-size="10pt"/>
    </style:style>
    <style:style style:name="T11" style:family="text">
      <style:text-properties style:font-name="CMSS10" fo:font-size="10pt"/>
    </style:style>
    <style:style style:name="T12" style:family="text">
      <style:text-properties fo:color="#ff0000"/>
    </style:style>
    <style:style style:name="T13" style:family="text">
      <style:text-properties fo:color="#ff0000" style:font-name="CMSY10" fo:font-size="10pt"/>
    </style:style>
    <style:style style:name="T14" style:family="text">
      <style:text-properties fo:color="#ff0000"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urs Xquery. </text:p>
      <text:p text:style-name="P6"/>
      <text:p text:style-name="P7">Sur mac, en terminal : brew install basex. </text:p>
      <text:p text:style-name="P8">Installer Docker pour installer des logiciels dans un conteneur (sorte de machine virtuelle). <text:span text:style-name="T1">Marche aussi pour les environnements de développement PHP par exemple. </text:span></text:p>
      <text:p text:style-name="P8"/>
      <text:p text:style-name="P9">Apt-get install docker</text:p>
      <text:p text:style-name="P9">et ensuite docker pull nom_image_logiciel et on peut travailler sur un logiciel avec docker run nom_image_logiciel pour travailler. </text:p>
      <text:p text:style-name="P9"/>
      <text:p text:style-name="P10">Expression FLOWR ressemble aux requêtes XSLT. <text:span text:style-name="T2">Il y a un parcours de l’arbre XML qui est induit (un parseur passe sur le document et ne récupère que ce qu’on demande). En Xquery, on est acteur et on va chercher des choses dans le documents sans parser le document. </text:span></text:p>
      <text:p text:style-name="P10"/>
      <text:p text:style-name="P12">Les expressions FLOWR :</text:p>
      <text:p text:style-name="P12"/>
      <text:p text:style-name="P11">For pour les itération sur une séquence. </text:p>
      <text:p text:style-name="P11">Let pour définir une constante (var de JavaScript).</text:p>
      <text:p text:style-name="P11">Order by pour trier une séquence. </text:p>
      <text:p text:style-name="P11">Where pour filtrer une séquence. </text:p>
      <text:p text:style-name="P11">Return : clore une expression FLOWR. </text:p>
      <text:p text:style-name="P11"/>
      <text:p text:style-name="P13">Ex : for $item in Expression.</text:p>
      <text:p text:style-name="P13"/>
      <text:p text:style-name="P13"/>
      <text:p text:style-name="P14">Générer du XML. </text:p>
      <text:p text:style-name="P2"><text:span text:style-name="T3">let </text:span><text:span text:style-name="T5">$</text:span><text:span text:style-name="T4">doc :=<text:line-break/><text:tab/></text:span><text:span text:style-name="T6">&lt;</text:span><text:span text:style-name="T4">book id=</text:span><text:span text:style-name="T7">”</text:span><text:span text:style-name="T8">001”</text:span><text:span text:style-name="T6">&gt; </text:span></text:p>
      <text:p text:style-name="P1"><text:span text:style-name="T6"><text:tab/><text:tab/>&lt;</text:span><text:span text:style-name="T4">name</text:span><text:span text:style-name="T6">&gt;</text:span><text:span text:style-name="T4">La peau de chagrin</text:span><text:span text:style-name="T6">&lt;</text:span><text:span text:style-name="T4">/name</text:span><text:span text:style-name="T6">&gt; </text:span></text:p>
      <text:p text:style-name="P3"><text:span text:style-name="T6"><text:tab/><text:tab/>&lt;</text:span><text:span text:style-name="T4">auteur</text:span><text:span text:style-name="T6">&gt;</text:span><text:span text:style-name="T4">Honor ́e de Balzac</text:span><text:span text:style-name="T6">&lt;/</text:span><text:span text:style-name="T4">auteur</text:span><text:span text:style-name="T6">&gt; </text:span></text:p>
      <text:p text:style-name="P3"><text:span text:style-name="T6"><text:tab/>&lt;</text:span><text:span text:style-name="T4">/book</text:span><text:span text:style-name="T6">&gt; </text:span></text:p>
      <text:p text:style-name="P1"><text:span text:style-name="T3">return </text:span><text:span text:style-name="T5">$</text:span><text:span text:style-name="T4">doc </text:span></text:p>
      <text:p text:style-name="P15">Le XML est écrit dans une variable let $doc. </text:p>
      <text:p text:style-name="P4">On utiliser des accolades pour <text:s/>evaluer une expression dans du XML : </text:p>
      <text:p text:style-name="P5">&lt;library&gt;&lt;book&gt;<text:span text:style-name="T12">{</text:span>(1 to 10)<text:span text:style-name="T12">}</text:span>&lt;/book&gt;/library&gt; </text:p>
      <text:p text:style-name="P5">&lt;racine&gt;<text:span text:style-name="T12">{</text:span>doc(”db/tp/mondial.xml”)<text:span text:style-name="T12">}</text:span>&lt;/racine&gt;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MI10" svg:font-family="CMMI10"/>
    <style:font-face style:name="CMMI6" svg:font-family="CMMI6"/>
    <style:font-face style:name="CMSS10" svg:font-family="CMSS10"/>
    <style:font-face style:name="CMSS8" svg:font-family="CMSS8"/>
    <style:font-face style:name="CMSY10" svg:font-family="CMSY10"/>
    <style:font-face style:name="SFSS0600" svg:font-family="SFSS0600"/>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08:21:04.726430870</meta:creation-date>
    <meta:generator>LibreOffice/5.3.7.2$MacOSX_X86_64 LibreOffice_project/6b8ed514a9f8b44d37a1b96673cbbdd077e24059</meta:generator>
    <dc:date>2019-02-06T11:40:02.695598785</dc:date>
    <meta:editing-duration>PT1H34M50S</meta:editing-duration>
    <meta:editing-cycles>16</meta:editing-cycles>
    <meta:document-statistic meta:table-count="0" meta:image-count="0" meta:object-count="0" meta:page-count="1" meta:paragraph-count="23" meta:word-count="189" meta:character-count="1227" meta:non-whitespace-character-count="1036"/>
  </office:meta>
</office:document-meta>
</file>